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54in"/>
    </style:style>
    <style:style style:name="co3" style:family="table-column">
      <style:table-column-properties fo:break-before="auto" style:column-width="2.9055in"/>
    </style:style>
    <style:style style:name="co4" style:family="table-column">
      <style:table-column-properties fo:break-before="auto" style:column-width="2.6146in"/>
    </style:style>
    <style:style style:name="co5" style:family="table-column">
      <style:table-column-properties fo:break-before="auto" style:column-width="2.2165in"/>
    </style:style>
    <style:style style:name="co6" style:family="table-column">
      <style:table-column-properties fo:break-before="auto" style:column-width="2.378in"/>
    </style:style>
    <style:style style:name="co8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TIPO</text:p>
          </table:table-cell>
          <table:table-cell table:style-name="ce2" office:value-type="string">
            <text:p>2008 – nacional</text:p>
          </table:table-cell>
          <table:table-cell table:style-name="ce2" office:value-type="string">
            <text:p>2008 – regional</text:p>
          </table:table-cell>
          <table:table-cell office:value-type="string">
            <text:p>2009 – nacional</text:p>
          </table:table-cell>
          <table:table-cell table:style-name="ce2" office:value-type="string">
            <text:p>2009 – regional</text:p>
          </table:table-cell>
          <table:table-cell table:style-name="ce2" office:value-type="string">
            <text:p>2010 – Nacional</text:p>
          </table:table-cell>
          <table:table-cell/>
        </table:table-row>
        <table:table-row table:style-name="ro1">
          <table:table-cell office:value-type="string">
            <text:p>Mate – facil</text:p>
          </table:table-cell>
          <table:table-cell office:value-type="string">
            <text:p>Erdos, Life on Mars?</text:p>
          </table:table-cell>
          <table:table-cell office:value-type="string">
            <text:p>Feynman <text:s/></text:p>
          </table:table-cell>
          <table:table-cell/>
          <table:table-cell office:value-type="string">
            <text:p>Electric Bill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string">
            <text:p>Mate – duro</text:p>
          </table:table-cell>
          <table:table-cell/>
          <table:table-cell office:value-type="string">
            <text:p>Bases <text:s/></text:p>
          </table:table-cell>
          <table:table-cell office:value-type="string">
            <text:p>Best Coalitions, GrayInc</text:p>
          </table:table-cell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office:value-type="string">
            <text:p>Grafos – facil</text:p>
          </table:table-cell>
          <table:table-cell/>
          <table:table-cell office:value-type="string">
            <text:p>Almost Shortest Path <text:s/></text:p>
          </table:table-cell>
          <table:table-cell office:value-type="string">
            <text:p>Message in enemy</text:p>
          </table:table-cell>
          <table:table-cell office:value-type="string">
            <text:p>Another Crisis</text:p>
          </table:table-cell>
          <table:table-cell office:value-type="string">
            <text:p>Y – game, Preferential, Cargo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Grafos – duro</text:p>
          </table:table-cell>
          <table:table-cell/>
          <table:table-cell office:value-type="string">
            <text:p>Candy <text:s/>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office:value-type="string">
            <text:p>Algoritmo</text:p>
          </table:table-cell>
          <table:table-cell office:value-type="string">
            <text:p>Angry (Ford-Fulkerson), 9 Puzzle (A * - BFS)</text:p>
          </table:table-cell>
          <table:table-cell office:value-type="string">
            <text:p>DNA Sequences (LCS)</text:p>
          </table:table-cell>
          <table:table-cell/>
          <table:table-cell office:value-type="string">
            <text:p>File Recover (Suffix Tree)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Facil</text:p>
          </table:table-cell>
          <table:table-cell office:value-type="string">
            <text:p>Bender B</text:p>
          </table:table-cell>
          <table:table-cell office:value-type="string">
            <text:p>Electricity <text:s/></text:p>
          </table:table-cell>
          <table:table-cell office:value-type="string">
            <text:p>Burger time</text:p>
          </table:table-cell>
          <table:table-cell office:value-type="string">
            <text:p>Jingle Composing</text:p>
          </table:table-cell>
          <table:table-cell office:value-type="string">
            <text:p>Cut the silver bar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imulación – facil</text:p>
          </table:table-cell>
          <table:table-cell/>
          <table:table-cell office:value-type="string">
            <text:p>Pole Position <text:s/></text:p>
          </table:table-cell>
          <table:table-cell office:value-type="string">
            <text:p>Look-and-Say</text:p>
          </table:table-cell>
          <table:table-cell office:value-type="string">
            <text:p>Brothers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Simulación – largo – reglas</text:p>
          </table:table-cell>
          <table:table-cell office:value-type="string">
            <text:p>Frieze Patterns</text:p>
          </table:table-cell>
          <table:table-cell office:value-type="string">
            <text:p>Bora Bora <text:tab/></text:p>
          </table:table-cell>
          <table:table-cell office:value-type="string">
            <text:p>Langton's Ant</text:p>
          </table:table-cell>
          <table:table-cell office:value-type="string">
            <text:p>Klingon Levels</text:p>
          </table:table-cell>
          <table:table-cell office:value-type="string">
            <text:p>Plagu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Lineal</text:p>
          </table:table-cell>
          <table:table-cell office:value-type="string">
            <text:p>Touring Robot</text:p>
          </table:table-cell>
          <table:table-cell office:value-type="string">
            <text:p>Higgs Boson <text:tab/></text:p>
          </table:table-cell>
          <table:table-cell office:value-type="string">
            <text:p>Triangular Grids</text:p>
          </table:table-cell>
          <table:table-cell office:value-type="string">
            <text:p>Isosceles Triangles</text:p>
          </table:table-cell>
          <table:table-cell office:value-type="string">
            <text:p>Flatland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p</text:p>
          </table:table-cell>
          <table:table-cell office:value-type="string">
            <text:p>Batman</text:p>
          </table:table-cell>
          <table:table-cell office:value-type="string">
            <text:p>Traveling Shoe</text:p>
          </table:table-cell>
          <table:table-cell office:value-type="string">
            <text:p>Informants</text:p>
          </table:table-cell>
          <table:table-cell office:value-type="string">
            <text:p>Hooligan, Code, Dinner</text:p>
          </table:table-cell>
          <table:table-cell office:value-type="string">
            <text:p>Guessing</text:p>
          </table:table-cell>
          <table:table-cell office:value-type="string">
            <text:p>*-</text:p>
          </table:table-cell>
        </table:table-row>
        <table:table-row table:style-name="ro1">
          <table:table-cell office:value-type="string">
            <text:p>Computational Geometry</text:p>
          </table:table-cell>
          <table:table-cell/>
          <table:table-cell office:value-type="string">
            <text:p>Shrinking Polygons</text:p>
          </table:table-cell>
          <table:table-cell office:value-type="string">
            <text:p>Chinese Ink, Rational Billards</text:p>
          </table:table-cell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office:value-type="string">
            <text:p>Backtracking – Greedy</text:p>
          </table:table-cell>
          <table:table-cell office:value-type="string">
            <text:p>Gattaca</text:p>
          </table:table-cell>
          <table:table-cell table:number-columns-repeated="2"/>
          <table:table-cell office:value-type="string">
            <text:p>Grapevine</text:p>
          </table:table-cell>
          <table:table-cell office:value-type="string">
            <text:p>Finding seats</text:p>
          </table:table-cell>
          <table:table-cell office:value-type="string">
            <text:p>-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 table:number-rows-repeated="8">
          <table:table-cell table:style-name="ce1"/>
          <table:table-cell table:style-name="ce3" table:number-columns-repeated="2"/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3">10/03/2010</text:date>, <text:time>23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Alzate</meta:initial-creator>
    <meta:creation-date>2010-09-20T22:03:22</meta:creation-date>
    <dc:date>2010-10-03T23:07:04</dc:date>
    <dc:creator>Santiago Alzate</dc:creator>
    <meta:editing-duration>PT00H47M11S</meta:editing-duration>
    <meta:editing-cycles>4</meta:editing-cycles>
    <meta:generator>OpenOffice.org/3.2$Unix OpenOffice.org_project/320m12$Build-9483</meta:generator>
    <meta:document-statistic meta:table-count="3" meta:cell-count="71" meta:object-count="0"/>
  </office:meta>
</office:document-meta>
</file>